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JI 64</text:p>
      <text:p text:style-name="Standard"><text:a xlink:type="simple" xlink:href="https://www.fil.univ-lille1.fr/~salson/pji/projet.php?id=64" text:style-name="Internet_20_link" text:visited-style-name="Visited_20_Internet_20_Link">https://www.fil.univ-lille1.fr/~salson/pji/projet.php?id=64</text:a></text:p>
      <text:p text:style-name="Standard">idée : reconnaître pile de livre avec un device</text:p>
      <text:p text:style-name="Standard">contexte : association parent d'élève à Faidherbe effectue une bourse aux livres (payant)</text:p>
      <text:p text:style-name="Standard">6 * 30</text:p>
      <text:p text:style-name="Standard">asso → louer livre pour l'année ==&gt; 50€ pour l'année + caution 100€ + adhésion 10€</text:p>
      <text:p text:style-name="Standard">actuellement → fichier excel (rentrée, sortie)</text:p>
      <text:p text:style-name="Standard">2/3 étudiants =&gt; 700 → inscription, frais</text:p>
      <text:p text:style-name="Standard">juin fin année =&gt; livre rendu (bien rendu ou non)</text:p>
      <text:p text:style-name="Standard">avant de les redonner (2 semaines av)</text:p>
      <text:p text:style-name="Standard">livre emprunté =&gt; option + niveau</text:p>
      <text:p text:style-name="Standard">feuille excel → </text:p>
      <text:p text:style-name="Standard">livre (4 états) :</text:p>
      <text:list xml:id="list2175386490901286458" text:style-name="L1">
        <text:list-item>
          <text:p text:style-name="P1">nécessaire</text:p>
        </text:list-item>
      </text:list>
      <text:p text:style-name="Standard"/>
      <text:p text:style-name="Standard">automatiser reconnaissance des livres : par différents procédés</text:p>
      <text:p text:style-name="Standard">scanner pile de livre avec Android =&gt; établi liste =&gt; affiche liste étudiant =&gt; affiche livre à rendre</text:p>
      <text:p text:style-name="Standard"/>
      <text:p text:style-name="Standard">plusieurs solutions :</text:p>
      <text:list xml:id="list3640150716268738720" text:style-name="L2">
        <text:list-item>
          <text:p text:style-name="P2">scanner code barre → liste </text:p>
        </text:list-item>
        <text:list-item>
          <text:p text:style-name="P2">tranche des livres (titre)</text:p>
        </text:list-item>
        <text:list-item>
          <text:p text:style-name="P2">face du livre</text:p>
        </text:list-item>
        <text:list-item>
          <text:p text:style-name="P2">tag RFID </text:p>
        </text:list-item>
      </text:list>
      <text:p text:style-name="Standard"/>
      <text:p text:style-name="Standard">phase emprunt → s'inscrive avant =&gt; prépare les tas de livres avec nom</text:p>
      <text:p text:style-name="Standard">android → photo des livres =&gt; vérif pour savoir si il y a tout les livres</text:p>
      <text:p text:style-name="Standard">vérification → création des piles et savoir s'il y a tout les livr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12T13:40:20.87</meta:creation-date>
    <meta:document-statistic meta:table-count="0" meta:image-count="0" meta:object-count="0" meta:page-count="1" meta:paragraph-count="24" meta:word-count="178" meta:character-count="1015"/>
    <dc:date>2019-12-12T15:14:01.52</dc:date>
    <meta:editing-duration>PT1H3M19S</meta:editing-duration>
    <meta:editing-cycles>1</meta:editing-cycles>
    <meta:generator>OpenOffice/4.1.6$Win32 OpenOffice.org_project/416m1$Build-9790</meta:generator>
  </office:meta>
</office:document-meta>
</file>